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b8a" officeooo:paragraph-rsid="0014bb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с по Pyth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Установка в ОС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Среда программирования. Запуск и отладк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ервая программ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еременные и типы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Комментари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Входящий поток данных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Функци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18:31.454909156</meta:creation-date>
    <dc:date>2021-04-21T06:21:10.212448739</dc:date>
    <meta:editing-duration>PT2M39S</meta:editing-duration>
    <meta:editing-cycles>1</meta:editing-cycles>
    <meta:document-statistic meta:table-count="0" meta:image-count="0" meta:object-count="0" meta:page-count="8" meta:paragraph-count="8" meta:word-count="22" meta:character-count="147" meta:non-whitespace-character-count="133"/>
    <meta:generator>LibreOffice/7.0.4.2$Linux_X86_64 LibreOffice_project/00$Build-2</meta:generator>
  </office:meta>
</office:document-meta>
</file>